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Arial1"/>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in" fo:text-align="justify" style:justify-single-word="false"/>
    </style:style>
    <style:style style:name="P4" style:family="paragraph" style:parent-style-name="Standard">
      <style:paragraph-properties fo:margin-left="0in" fo:margin-right="0in" fo:margin-top="0in" fo:margin-bottom="0in" fo:text-align="justify" style:justify-single-word="false" fo:text-indent="0in" style:auto-text-indent="false"/>
    </style:style>
    <style:style style:name="P5" style:family="paragraph" style:parent-style-name="Standard">
      <style:paragraph-properties fo:margin-left="0in" fo:margin-right="0in" fo:margin-top="0in" fo:margin-bottom="0.1965in" fo:text-align="justify" style:justify-single-word="false" fo:text-indent="0in" style:auto-text-indent="false"/>
    </style:style>
    <style:style style:name="T1" style:family="text">
      <style:text-properties style:font-name="Arial1"/>
    </style:style>
    <style:style style:name="T2" style:family="text">
      <style:text-properties style:font-name="Arial1" fo:language="fr" fo:country="FR"/>
    </style:style>
    <style:style style:name="T3" style:family="text">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Née à Paris, Clémentine Cômes entreprend ses études musicales dès l’âge de six ans. Titulaire d’un prix de clavecin du Conservatoire de Montauban et d’un prix d’alto du Conservatoire de Toulouse, elle s'initie à la musique de chambre dans les classes d'Hubert Guéry et de Christopher Waltham. </text:span><text:span text:style-name="T1">Passionnée par la musique d'ensemble, elle joue régulièrement en quatuor autour de répertoire divers et varié.</text:span></text:p>
      <text:p text:style-name="P5"> </text:p>
      <text:p text:style-name="P1"><text:span text:style-name="T3">En 2009, elle obtient la bourse « Aïda » qui lui permet d'effectuer une série de concerts avec l'Orchestre National du Capitole de Toulouse, sous la direction de Tugan Sokhiev. En août 2009, elle a participé au Festival Jazz in Marciac, en France, auprès de Milton Nascimento et des frères Belmondo, avec l’Orchestre du Conservatoire National de Région de Toulouse.</text:span></text:p>
      <text:p text:style-name="P3"><text:span text:style-name="T1">Récompensée par la Bourse d’excellence de la Faculté de musique, elle complète présentement une maîtrise en interprétation à l’Université de Montréal dans la classe d’alto de Jutta Puchhammer-Sédillot,</text:span> </text:p>
      <text:p text:style-name="P2"/>
      <text:p text:style-name="P2"/>
      <text:p text:style-name="P2"/>
      <text:p text:style-name="P2"/>
      <text:p text:style-name="P2">Born in Paris, Clémentine Cômes started studying music at the age of six. She went on to complete studies in viola at the Conservatory of Toulouse and harpsichord at the Conservatory of Montauban. During this time she also began playing in chamber ensembles under the tutelage of Hubert Guéry and Christopher Waltham. A passionate chamber musician, she has been a member of several string quartets and performed a broad range of repertoire. </text:p>
      <text:p text:style-name="P2"/>
      <text:p text:style-name="P2">In 2009 she was the recipient of the Aïda Scholarship which enabled her to perform in a series of concerts with the Orchestre National du Capitole de Toulouse under the conductor Tugan Sokhiev. That same year she participated in the Festival Jazz in Marciac, performing with the Orchestre du Conservatoire National de Région de Toulouse alongside Milton Nascimento and the Belmondo brothers. </text:p>
      <text:p text:style-name="P2"/>
      <text:p text:style-name="P2">She is currently pursuing a master's degree under Jutta Puchhammer-Sédillot at the University of Montréal where she was awarded a scholarship of excellen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han </meta:initial-creator>
    <meta:creation-date>2015-01-21T15:31:28.26</meta:creation-date>
    <meta:document-statistic meta:table-count="0" meta:image-count="0" meta:object-count="0" meta:page-count="1" meta:paragraph-count="7" meta:word-count="308" meta:character-count="1960"/>
    <dc:date>2015-01-21T15:31:59.89</dc:date>
    <dc:creator>Nathan </dc:creator>
    <meta:editing-duration>PT31S</meta:editing-duration>
    <meta:editing-cycles>1</meta:editing-cycles>
    <meta:generator>OpenOffice/4.1.0$Win32 OpenOffice.org_project/410m18$Build-9764</meta:generator>
  </office:meta>
</office:document-meta>
</file>